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4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02:22:25.4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02:23:24.327000000</dc:date>
    <meta:print-date>2006-09-05T16:08:04</meta:print-date>
    <meta:editing-duration>PT8M44S</meta:editing-duration>
    <meta:editing-cycles>4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1.418cm" svg:height="8.785cm" xlink:href=".." xlink:type="simple" chart:class="chart:bar" chart:style-name="ch1">
        <chart:title svg:x="9cm" svg:y="0.309cm" chart:style-name="ch2">
          <text:p>Éves árbevétel</text:p>
        </chart:title>
        <chart:legend svg:x="18.464cm" svg:y="2.9cm" style:legend-expansion="custom" chartooo:width="2.788cm" chartooo:height="2.607cm" style:legend-expansion-aspect-ratio="1.06942846183353" chart:style-name="ch3"/>
        <chart:plot-area chart:style-name="ch4" table:cell-range-address="Mo_példa_06_a.D9:Mo_példa_06_a.H14" chart:data-source-has-labels="both" svg:x="0.948cm" svg:y="1.171cm" svg:width="17.303cm" svg:height="6.887cm">
          <chartooo:coordinate-region svg:x="3.528cm" svg:y="1.345cm" svg:width="14.723cm" svg:height="6.119cm"/>
          <chart:axis chart:dimension="x" chart:name="primary-x" chart:style-name="ch5" chartooo:axis-type="auto">
            <chartooo:date-scale/>
            <chart:title svg:x="8.801cm" svg:y="8.233cm" chart:style-name="ch6">
              <text:p>Negyedév</text:p>
            </chart:title>
            <chart:categories table:cell-range-address="Mo_példa_06_a.E9:Mo_példa_06_a.H10"/>
            <chart:grid chart:style-name="ch7" chart:class="major"/>
          </chart:axis>
          <chart:axis chart:dimension="y" chart:name="primary-y" chart:style-name="ch8">
            <chart:title svg:x="0.012cm" svg:y="5.637cm" chart:style-name="ch9">
              <text:p>Árbevétel (Ft)</text:p>
            </chart:title>
          </chart:axis>
          <chart:series chart:style-name="ch10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